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automatic-styles>
    <style:style style:name="P1" style:family="paragraph" style:parent-style-name="Headline_20_1">
      <style:text-properties fo:language="da" fo:country="DK"/>
    </style:style>
    <style:style style:name="P2" style:family="paragraph" style:parent-style-name="Absatz_20_dänisch_20_mit_20_Initial">
      <style:text-properties fo:language="da" fo:country="DK"/>
    </style:style>
    <style:style style:name="T1" style:family="text">
      <style:text-properties fo:color="#0000ff"/>
    </style:style>
    <style:style style:name="T2" style:family="text">
      <style:text-properties fo:color="#ff0000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" text:outline-level="1">Dansk</text:h>
      <text:p text:style-name="P2">Endnu har nøglepartiet i den danske EU-debat, SF, ikke taget <text:span text:style-name="T1">stilling</text:span> til, om regeringens anstrengelser i <text:span text:style-name="T2">Amserdam</text:span> skal kvitteres med et ja eller nej. SF'erne vil bruge sommeren til at overveje plusser og minusser i traktaten. Først ved et ekstraordinært landsmøde i begyndelsen af september beslutter SF, om traktaten er værd at anbefale. Da Rådet for Europæisk Politik i går havde inviteret til høring på Christiansborg, var SF's EU-ordfører Steen Gade da også forsigtig med at give traktaten karakter. 'Det er vel <text:span text:style-name="T2">hvrken</text:span> noget stort i den ene eller den anden retning,' lød Steen Gades bløde <text:span text:style-name="T1">kommentar</text:span>. Han advarede både mod at kalde traktaten et 'fredens projekt' og mod at lytte til de, der siger, at den fører til mere union. I går var traktaten, som statsminister Poul Nyrup Rasmussen kalder '<text:span text:style-name="T1">sympatisk</text:span>' og 'med stærke nordeuropæiske træk', endnu ikke nået til Danmark på tryk. Men høringen viste alligevel, at topmødet i Amsterdam ikke har rykket det mindste ved de <text:span text:style-name="T2">politike</text:span> fronter hverken på Christiansborg eller blandt EU-skeptikerne og -modstanderne uden for. Enhedslisten, Dansk Folkeparti og Fremskridtspartiet plus Junibevægelsen og Folkebevægelsen mod EF-unionen anbefaler danskerne at <text:span text:style-name="T1">stemme</text:span> nej til traktaten. Mest ros var der til traktatens kapitler om <text:span text:style-name="T2">beskætigelse</text:span>, miljø og forbrugerpolitik. En del frustration over, at Danmark ikke er sikret maksimal indflydelse på den fremtidige europæiske udlændingepolitik. Og dyb skuffelse var der over, at det <text:span text:style-name="T1">ikke</text:span> lykkedes at ændre på magtfordelingen i EU og dermed åbne døren til nye medlemmer fra Central- og <text:span text:style-name="T2">Østeropa</text:span>. Stats- og regeringscheferne måtte <text:span text:style-name="T1">udskyde</text:span> den bebudede reform af EU-Kommissionen og stemmereglerne i Ministerrådet på grund af strid mellem små og store lande om deres indbyrdes magtforhold i EU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" svg:font-family="Arial" style:font-pitch="variabl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de" fo:country="D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fo:color="#000000" style:font-name="Thorndale" fo:font-size="12pt" fo:language="de" fo:country="DE" style:font-name-asian="HG Mincho Light J" style:font-size-asian="12pt" style:language-asian="none" style:country-asian="none" style:font-name-complex="Arial Unicode M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Absatz_20_Normal" style:display-name="Absatz Normal" style:family="paragraph" style:parent-style-name="Standard">
      <style:paragraph-properties fo:margin-top="0.199cm" fo:margin-bottom="0.199cm" fo:text-align="justify" style:justify-single-word="false" fo:orphans="2" fo:widows="2" fo:hyphenation-ladder-count="2"/>
      <style:text-properties style:letter-kerning="true" fo:hyphenate="true" fo:hyphenation-remain-char-count="2" fo:hyphenation-push-char-count="2"/>
    </style:style>
    <style:style style:name="Absatz_20_mit_20_Initial" style:display-name="Absatz mit Initial" style:family="paragraph" style:parent-style-name="Absatz_20_Normal" style:next-style-name="Absatz_20_EInzug_20_erste_20_Zeile">
      <style:paragraph-properties>
        <style:drop-cap style:lines="3"/>
      </style:paragraph-properties>
    </style:style>
    <style:style style:name="Absatz_20_EInzug_20_erste_20_Zeile" style:display-name="Absatz EInzug erste Zeile" style:family="paragraph" style:parent-style-name="Absatz_20_Normal">
      <style:paragraph-properties fo:margin-left="0cm" fo:margin-right="0cm" fo:text-indent="0.499cm" style:auto-text-indent="false"/>
    </style:style>
    <style:style style:name="Absatz_20_dänisch_20_mit_20_Initial" style:display-name="Absatz dänisch mit Initial" style:family="paragraph" style:parent-style-name="Absatz_20_mit_20_Initial">
      <style:text-properties fo:language="da" fo:country="DK"/>
    </style:style>
    <style:style style:name="Headline" style:family="paragraph" style:parent-style-name="Standard" style:next-style-name="Standard">
      <style:paragraph-properties fo:margin-top="0.499cm" fo:margin-bottom="0.349cm" fo:keep-with-next="always"/>
      <style:text-properties style:font-name="Arial" fo:font-size="22pt" fo:text-shadow="1pt 1pt" fo:font-weight="bold"/>
    </style:style>
    <style:style style:name="Headline_20_1" style:display-name="Headline 1" style:family="paragraph" style:parent-style-name="Headline" style:next-style-name="Absatz_20_mit_20_Initial" style:default-outline-level="1">
      <style:text-properties fo:font-size="20pt"/>
    </style:style>
    <style:style style:name="Footnote_20_Symbol" style:display-name="Footnote Symbol" style:family="text"/>
    <style:style style:name="Endnote_20_Symbol" style:display-name="Endnote Symbol" style:family="text"/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Solaris_Sparc OpenOffice.org_project/680m143$Build-8986</meta:generator>
    <meta:initial-creator>Helge Delfs</meta:initial-creator>
    <meta:creation-date>2000-06-05T15:49:31</meta:creation-date>
    <dc:creator>Helge Delfs</dc:creator>
    <dc:date>2001-09-24T09:56:18</dc:date>
    <dc:language>de-DE</dc:language>
    <meta:editing-cycles>3</meta:editing-cycles>
    <meta:editing-duration>PT1M4S</meta:editing-duration>
    <meta:user-defined meta:name="Info 0"/>
    <meta:user-defined meta:name="Info 1"/>
    <meta:user-defined meta:name="Info 2"/>
    <meta:user-defined meta:name="Info 3"/>
    <meta:document-statistic meta:table-count="0" meta:image-count="0" meta:object-count="0" meta:page-count="1" meta:paragraph-count="2" meta:word-count="279" meta:character-count="1782"/>
  </office:meta>
</office:document-meta>
</file>